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097cm" fo:min-width="3.541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2.671cm" fo:min-width="5.469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188cm" fo:min-width="3.541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544cm" fo:min-width="5.723cm"/>
    </style:style>
    <style:style style:name="gr6" style:family="graphic" style:parent-style-name="standard">
      <style:graphic-properties draw:textarea-horizontal-align="justify" draw:textarea-vertical-align="middle" draw:auto-grow-height="false" fo:min-height="0.83cm" fo:min-width="1.278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2.544cm" fo:min-width="5.723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2.925cm" fo:min-width="3.818cm"/>
    </style:style>
    <style:style style:name="gr9" style:family="graphic" style:parent-style-name="standard">
      <style:graphic-properties draw:textarea-horizontal-align="justify" draw:textarea-vertical-align="middle" draw:auto-grow-height="false" fo:min-height="1.211cm" fo:min-width="1.024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0.919cm" fo:min-width="3.901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2.671cm" fo:min-width="2.292cm"/>
    </style:style>
    <style:style style:name="gr13" style:family="graphic" style:parent-style-name="standard">
      <style:graphic-properties draw:textarea-horizontal-align="justify" draw:textarea-vertical-align="middle" draw:auto-grow-height="false" fo:min-height="0.576cm" fo:min-width="0.333cm"/>
    </style:style>
    <style:style style:name="gr1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1.905cm" svg:x="5.372cm" svg:y="11.922cm">
          <text:p text:style-name="P1">img_url<text:tab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nerary!" draw:style-name="gr2" draw:text-style-name="P3" xml:id="id1" draw:id="id1" draw:layer="layout" svg:width="5.969cm" svg:height="2.921cm" svg:x="17.18cm" svg:y="7.224cm">
          <text:p text:style-name="P1">MYtine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21.39cm" svg:y="3.159cm">
          <text:p text:style-name="P1">Actv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1.905cm" svg:x="16.291cm" svg:y="2.017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715cm" svg:height="2.032cm" svg:x="7.401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1.905cm" svg:x="16.29cm" svg:y="2.016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466cm" svg:y1="3.922cm" svg:x2="20.228cm" svg:y2="7.224cm">
          <text:p/>
        </draw:line>
        <draw:line draw:style-name="gr4" draw:text-style-name="P4" draw:layer="layout" svg:x1="20.609cm" svg:y1="7.35cm" svg:x2="22.971cm" svg:y2="5.064cm">
          <text:p/>
        </draw:line>
        <draw:line draw:style-name="gr4" draw:text-style-name="P4" draw:layer="layout" svg:x1="9.306cm" svg:y1="7.731cm" svg:x2="10.449cm" svg:y2="5.191cm">
          <text:p/>
        </draw:line>
        <draw:custom-shape draw:style-name="gr5" draw:text-style-name="P5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2.032cm" svg:x="7.4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715cm" svg:height="2.032cm" svg:x="7.4cm" svg:y="3.28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715cm" svg:height="2.032cm" svg:x="1.051cm" svg:y="3.286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715cm" svg:height="2.032cm" svg:x="7.399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56cm" svg:height="2.159cm" svg:x="12.381cm" svg:y="7.631cm">
          <text:p text:style-name="P1">Cityn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0.957cm" svg:y1="8.747cm" svg:x2="12.608cm" svg:y2="8.747cm">
          <text:p/>
        </draw:line>
        <draw:line draw:style-name="gr4" draw:text-style-name="P4" draw:layer="layout" svg:x1="15.964cm" svg:y1="8.747cm" svg:x2="17.107cm" svg:y2="8.747cm">
          <text:p/>
        </draw:line>
        <draw:custom-shape draw:style-name="gr1" draw:text-style-name="P2" draw:layer="layout" svg:width="5.715cm" svg:height="1.905cm" svg:x="12.735cm" svg:y="12.049cm">
          <text:p text:style-name="P1">Descrip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226cm" svg:y1="5.191cm" svg:x2="5.877cm" svg:y2="7.35cm">
          <text:p/>
        </draw:line>
        <draw:line draw:style-name="gr4" draw:text-style-name="P4" draw:layer="layout" svg:x1="8.201cm" svg:y1="10.244cm" svg:x2="8.201cm" svg:y2="11.895cm">
          <text:p/>
        </draw:line>
        <draw:custom-shape draw:style-name="gr1" draw:text-style-name="P2" draw:layer="layout" svg:width="5.715cm" svg:height="1.905cm" svg:x="12.481cm" svg:y="15.85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45cm" svg:y1="10.017cm" svg:x2="15.91cm" svg:y2="12.049cm">
          <text:p/>
        </draw:line>
        <draw:custom-shape draw:style-name="gr5" draw:text-style-name="P5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23cm" svg:height="2.794cm" svg:x="4.734cm" svg:y="7.35cm">
          <text:p text:style-name="P1">Cities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4.318cm" svg:height="3.175cm" svg:x="21.987cm" svg:y="14.462cm">
          <text:p text:style-name="P1">Comments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3.048cm" svg:height="2.921cm" svg:x="22.598cm" svg:y="10.779cm">
          <text:p text:style-name="P1">obj_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3.149cm" svg:y1="8.684cm" svg:x2="24.122cm" svg:y2="10.779cm" draw:start-shape="id1" draw:start-glue-point="1" draw:end-shape="id2" draw:end-glue-point="4" svg:d="M23149 8684h973v2095" svg:viewBox="0 0 974 2096">
          <text:p/>
        </draw:connector>
        <draw:line draw:style-name="gr4" draw:text-style-name="P4" draw:layer="layout" svg:x1="24.165cm" svg:y1="13.7cm" svg:x2="24.165cm" svg:y2="14.589cm">
          <text:p/>
        </draw:line>
        <draw:custom-shape draw:style-name="gr1" draw:text-style-name="P2" draw:layer="layout" svg:width="5.715cm" svg:height="1.905cm" svg:x="13.624cm" svg:y="4.556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672cm" svg:y1="6.588cm" svg:x2="20.228cm" svg:y2="7.35cm">
          <text:p/>
        </draw:line>
        <draw:custom-shape draw:style-name="gr11" draw:text-style-name="P2" draw:layer="layout" svg:width="6.223cm" svg:height="1.651cm" svg:x="23.479cm" svg:y="5.445cm">
          <text:p text:style-name="P1">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5.054cm" svg:y1="7.096cm" svg:x2="23.149cm" svg:y2="8.493cm">
          <text:p/>
        </draw:line>
        <draw:custom-shape draw:style-name="gr12" draw:text-style-name="P5" draw:layer="layout" svg:width="2.792cm" svg:height="2.921cm" svg:x="26.527cm" svg:y="9.89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665cm" svg:height="1.651cm" svg:x="27.67cm" svg:y="14.462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26.305cm" svg:y1="16.049cm" svg:x2="27.363cm" svg:y2="15.239cm" draw:start-shape="id3" draw:start-glue-point="1" svg:d="M26305 16049h780v-810h278" svg:viewBox="0 0 1059 811">
          <text:p/>
        </draw:connector>
        <draw:line draw:style-name="gr4" draw:text-style-name="P4" draw:layer="layout" svg:x1="28.5cm" svg:y1="14.462cm" svg:x2="28.5cm" svg:y2="12.938cm">
          <text:p/>
        </draw:line>
        <draw:custom-shape draw:style-name="gr3" draw:text-style-name="P2" draw:layer="layout" svg:width="5.715cm" svg:height="2.032cm" svg:x="25.003cm" svg:y="7.604cm">
          <text:p text:style-name="P1">Full name</text:p>
          <text:p text:style-name="P1">Login <text:s/>Name</text:p>
          <text:p text:style-name="P1">pw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1.905cm" svg:x="19.415cm" svg:y="18.653cm">
          <text:p text:style-name="P1">Coment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2.19cm" svg:y1="18.626cm" svg:x2="23.206cm" svg:y2="17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0:40:21.934079143</meta:creation-date>
    <dc:date>2019-06-24T20:07:57.413198311</dc:date>
    <meta:editing-duration>PT48M21S</meta:editing-duration>
    <meta:editing-cycles>15</meta:editing-cycles>
    <meta:generator>LibreOffice/6.2.4.2.0$Linux_X86_64 LibreOffice_project/20$Build-2</meta:generator>
    <meta:document-statistic meta:object-count="41"/>
  </office:meta>
</office:document-meta>
</file>